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style="normal" style:text-underline-style="none" style:font-style-asian="normal" style:font-style-complex="normal"/>
    </style:style>
    <style:style style:name="P3" style:family="paragraph" style:parent-style-name="Standard">
      <style:paragraph-properties fo:text-align="start" style:justify-single-word="false"/>
      <style:text-properties fo:font-style="normal" style:text-underline-style="none" style:font-style-asian="normal" style:font-style-complex="normal"/>
    </style:style>
    <style:style style:name="P4"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5" style:family="paragraph" style:parent-style-name="Standard">
      <style:paragraph-properties fo:text-align="start" style:justify-single-word="false"/>
      <style:text-properties fo:font-style="italic" style:text-underline-style="none" style:font-style-asian="italic" style:font-style-complex="italic"/>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list-style-name="L1">
      <style:paragraph-properties fo:text-align="justify" style:justify-single-word="false"/>
      <style:text-properties fo:font-style="normal" style:text-underline-style="none" style:font-style-asian="normal" style:font-style-complex="normal"/>
    </style:style>
    <style:style style:name="P8" style:family="paragraph" style:parent-style-name="Standard" style:list-style-name="L2">
      <style:paragraph-properties fo:text-align="justify" style:justify-single-word="false"/>
      <style:text-properties fo:font-style="normal" style:text-underline-style="none" style:font-style-asian="normal" style:font-style-complex="normal"/>
    </style:style>
    <style:style style:name="P9" style:family="paragraph" style:parent-style-name="Standard" style:list-style-name="L3">
      <style:paragraph-properties fo:text-align="justify" style:justify-single-word="false"/>
      <style:text-properties fo:font-style="normal" style:text-underline-style="none" style:font-style-asian="normal" style:font-style-complex="normal"/>
    </style:style>
    <style:style style:name="P10" style:family="paragraph" style:parent-style-name="Standard" style:list-style-name="L3">
      <style:paragraph-properties fo:text-align="start" style:justify-single-word="false"/>
      <style:text-properties fo:font-style="normal" style:text-underline-style="none" style:font-style-asian="normal" style:font-style-complex="normal"/>
    </style:style>
    <style:style style:name="P11"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Notes Week #3</text:span><text:tab/><text:tab/><text:tab/>INTL 507, Fall 2011<text:tab/><text:tab/><text:tab/><text:tab/><text:span text:style-name="T1">Bruce Marron</text:span></text:p>
      <text:p text:style-name="Standard">10 October 2011<text:tab/><text:tab/><text:tab/><text:tab/><text:tab/><text:tab/><text:tab/><text:tab/><text:tab/><text:tab/>ID 971-18-3385</text:p>
      <text:p text:style-name="Standard"/>
      <text:p text:style-name="P6">Readings and Distillation Statements</text:p>
      <text:list text:style-name="L1">
        <text:list-item>
          <text:p text:style-name="P7">Foster (2002) – The application of science and technology is a function of culture, not wisdom.</text:p>
        </text:list-item>
        <text:list-item>
          <text:p text:style-name="P7">Orr (2002) – The velocity of a measured entity beyond its natural levels (as set by solar or geothermal energy) is a function of the amount of technology, energy, and linearization applied to that entity. <text:s/>An increase in the velocity of an entity increases its scarcity.</text:p>
        </text:list-item>
        <text:list-item>
          <text:p text:style-name="P7">Babe (2006) – The “econosphere” and the biosphere are both complex, dynamical systems that share the state variables of information-matter-energy and are, therefore, subject to the laws of thermodynamics. However, they do not operate independently of each other but rather are nested – the biosphere <text:span text:style-name="T2">contains</text:span> the econosphere. No matter how clever, economic perpetual motion machines are impossible.</text:p>
        </text:list-item>
      </text:list>
      <text:p text:style-name="P4"/>
      <text:p text:style-name="P4">Notes Foster “Ïs Tech the Answer?”</text:p>
      <text:list text:style-name="L2">
        <text:list-item>
          <text:p text:style-name="P8">Capitalism relies on the magic bullet of technology ---&gt; lowers energy/material thruputs; substitutes less harmful processes/substitutes means can <text:s/>maintain or increase affluence while avoiding env problems</text:p>
        </text:list-item>
        <text:list-item>
          <text:p text:style-name="P8">Jevon's Paradox ---&gt; increase the efficiency you increase the demand (eg automobile use)</text:p>
        </text:list-item>
        <text:list-item>
          <text:p text:style-name="P8">Capitalism not geared to satisfy human needs but accumulate wealth (profits); the types of products produced is irrelevant as long as profitable</text:p>
        </text:list-item>
        <text:list-item>
          <text:p text:style-name="P8">Social structure, not technological creativity is the problem to env issues: the technologies for many env friendly products/processes are available but are not implemented <text:s/>b/c of capitalism (a social construct)</text:p>
        </text:list-item>
        <text:list-item>
          <text:p text:style-name="P8">Capitalism has blocked solar, public transport, etc ---&gt; criteria of maximum profit at odds w/ what is beneficial to humanity and the planet</text:p>
        </text:list-item>
        <text:list-item>
          <text:p text:style-name="P8">Gailbraith's “dependence effect”---&gt; what we consume is dependent on the nature of production , rather than the reverse; assumes the “consumer sovereignty” hypothesis of neoclassical econ. <text:s/>Note that control over production coupled w/ modern marketing has given capital the power to manufacture need (aka product development).</text:p>
        </text:list-item>
        <text:list-item>
          <text:p text:style-name="P8">Transformation of the system itself is required ie, transcending the existing regime of wealth accumulation; radical change of social order</text:p>
        </text:list-item>
        <text:list-item>
          <text:p text:style-name="P8">Jevon's only solution to problem of scarcity of energy (Britain) was to use up quickly or use up slowly. <text:s/>He opted to go out in a blaze of glory.</text:p>
        </text:list-item>
      </text:list>
      <text:p text:style-name="P2"/>
      <text:p text:style-name="P4">Notes Orr “Speed” --</text:p>
      <text:list text:style-name="L3">
        <text:list-item>
          <text:p text:style-name="P9">linearization increases the speed of thruputs (doubling stream speed increases particulate movement x64)</text:p>
        </text:list-item>
        <text:list-item>
          <text:p text:style-name="P9">loss of wetlands (meandering) means water moves more rapidly across the American landscape</text:p>
        </text:list-item>
        <text:list-item>
          <text:p text:style-name="P9">engineering complicated soln's misses the point that water velocity is increasing </text:p>
        </text:list-item>
        <text:list-item>
          <text:p text:style-name="P9">flow of money all increased – channeled into malls and multinationals instead of circulating in communities (money does not <text:s/>stay in local communities for long)</text:p>
        </text:list-item>
        <text:list-item>
          <text:p text:style-name="P9">both a result of auto-diven development</text:p>
        </text:list-item>
        <text:list-item>
          <text:p text:style-name="P9">compare Oberlin to Amish who practice local import substitution and operates at the speed of the horse and the sun – unemployment and poverty unknown</text:p>
        </text:list-item>
        <text:list-item>
          <text:p text:style-name="P9">technological fundamentalism mandates increased velocity for efficiency</text:p>
        </text:list-item>
        <text:list-item>
          <text:p text:style-name="P9">result in information ---&gt; homogenization of the trivial w/ the profound: information and knowledge <text:soft-page-break/>are not the same</text:p>
        </text:list-item>
        <text:list-item>
          <text:p text:style-name="P9">the panarchy of signals: Level 1information in background noise ---&gt; Level 2 knowledge ---&gt; Level 3 wisdom</text:p>
        </text:list-item>
        <text:list-item>
          <text:p text:style-name="P9">speed </text:p>
          <text:list>
            <text:list-item>
              <text:p text:style-name="P9">of water ---&gt; no aquifer recharge</text:p>
            </text:list-item>
            <text:list-item>
              <text:p text:style-name="P9">of money ---&gt; no recharge of local wellsprings </text:p>
            </text:list-item>
            <text:list-item>
              <text:p text:style-name="P9">of information ---&gt; no recharge of moral aquifers</text:p>
            </text:list-item>
            <text:list-item>
              <text:p text:style-name="P9">result = moral atrophy and public confusion</text:p>
            </text:list-item>
          </text:list>
        </text:list-item>
        <text:list-item>
          <text:p text:style-name="P9">increased velocity of global culture is no accident ---&gt; direct result of corporate-dominated global economy and obsession w/ rapid growth</text:p>
        </text:list-item>
        <text:list-item>
          <text:p text:style-name="P9">irony---&gt;the race has never been to the swift(???)</text:p>
        </text:list-item>
        <text:list-item>
          <text:p text:style-name="P9">sustainability is a design problem ---&gt;how people “fit” on earth </text:p>
        </text:list-item>
        <text:list-item>
          <text:p text:style-name="P9">Design accounts for scale, time, velocity, ecology, evolution</text:p>
        </text:list-item>
        <text:list-item>
          <text:p text:style-name="P9">Yet the changes needed for prolonged tenure for humans on earth move at glacial speed --</text:p>
          <text:list>
            <text:list-item>
              <text:p text:style-name="P9">farming w/o acknowledging evolution</text:p>
            </text:list-item>
            <text:list-item>
              <text:p text:style-name="P9">farming uses more chemicals than ever</text:p>
            </text:list-item>
            <text:list-item>
              <text:p text:style-name="P9">potential from solar and energy efficiency burning 3x more fossil fuel</text:p>
            </text:list-item>
          </text:list>
        </text:list-item>
        <text:list-item>
          <text:p text:style-name="P9">Needed:</text:p>
          <text:list>
            <text:list-item>
              <text:p text:style-name="P9">recognition that high-tech and high speed do not bring out the best in human culture</text:p>
            </text:list-item>
            <text:list-item>
              <text:p text:style-name="P9">robust nature of time and scale </text:p>
            </text:list-item>
            <text:list-item>
              <text:p text:style-name="P9">slow-down! Back to humans scale</text:p>
            </text:list-item>
          </text:list>
        </text:list-item>
        <text:list-item>
          <text:p text:style-name="P9">add public time and public space (celebrations)</text:p>
        </text:list-item>
        <text:list-item>
          <text:p text:style-name="P9">but this is egalitarianism and a philosophy of contentment</text:p>
        </text:list-item>
        <text:list-item>
          <text:p text:style-name="P9">lack of critical thinking</text:p>
        </text:list-item>
      </text:list>
      <text:p text:style-name="P2"/>
      <text:p text:style-name="P4">Notes <text:s/>Orr “Technological Fundamentalism”</text:p>
      <text:list text:style-name="L3">
        <text:list-item text:start-value="1">
          <text:p text:style-name="P9">cutting butter w/ a chain saw</text:p>
        </text:list-item>
        <text:list-item>
          <text:p text:style-name="P9">can computers teach one to be skeptical of computers?</text:p>
        </text:list-item>
        <text:list-item>
          <text:p text:style-name="P9">Fundamentalism fails to ask questions. Technologcal fundamentalism does not ask questions about tools</text:p>
        </text:list-item>
        <text:list-item>
          <text:p text:style-name="P10">can do vs should do are mismatched – dazzled by cleverness; seduced by convenience </text:p>
        </text:list-item>
        <text:list-item>
          <text:p text:style-name="P10">information superhighway? Look at problems w/ the interstate highway system. <text:s/>Is this what we want?</text:p>
        </text:list-item>
      </text:list>
      <text:p text:style-name="P3"/>
      <text:p text:style-name="P12">Notes Babe “Env vs Ecological Economics”</text:p>
      <text:list text:style-name="L3">
        <text:list-item text:start-value="1">
          <text:p text:style-name="P10">othodoxy of neoclassical economics challenged by the heterodoxies of institutional, evolutionary, marxian, ecological economics – problems of neoclassicism brought into the “fold” to salvage neoclassic econ</text:p>
          <text:list>
            <text:list-item>
              <text:p text:style-name="P10">competition can be stimulated even in public utility econ w/ 'marginal cost pricing'</text:p>
            </text:list-item>
            <text:list-item>
              <text:p text:style-name="P10">in the face of uncertainty, information econ offered as a method for marketizing info for optimal amnts</text:p>
            </text:list-item>
            <text:list-item>
              <text:p text:style-name="P10">externalities addressed by env econ</text:p>
            </text:list-item>
          </text:list>
        </text:list-item>
        <text:list-item>
          <text:p text:style-name="P10">neoclassic econ based on the core assumption of <text:s/>rational, utility-maximizing individuals – tastes and preferences are sacrosanct</text:p>
        </text:list-item>
      </text:list>
      <text:p text:style-name="P5">Environmental Economics</text:p>
      <text:list text:style-name="L3">
        <text:list-item text:start-value="1">
          <text:p text:style-name="P10">Pigou – founder of env econ tradition #1; defined externality as unintended, third-party (ie social) cost or benefit; must balance externalities by active gov't intervention in the market (taxes and <text:soft-page-break/>subsidies); markets are not self-regulating; assumes corrected prices are the solution so he is still a neoclassicist</text:p>
        </text:list-item>
        <text:list-item>
          <text:p text:style-name="P10">Coase (Nobel prize) – libertarian's rejoinder to Pigou (founder of env econ tradition #2) ; antipathy for taxes and subsidies; rather, extend private property rights; polluter and victim are both responsible; victim by mere propinquity; also, a perfectly functioning market precludes externalities b/c/ free contracting (bribes) will ensure the optimal amnt of pollution produced regardless of the law! For imperfect markets (transaction costs) private bargaining will not bring about optimal pollution but still better not impose liability on the polluter b/c <text:s/>would create externalities to employees, suppliers, consumers</text:p>
        </text:list-item>
        <text:list-item>
          <text:p text:style-name="P10">Coase -- naive sense of justice; naïve sense of extorsion; forgot that third-parties can be spatially and temporally removed from the polluter; victims are all of humanity past and present; bribes may reduce pollution per firm but will increase pollution overall (other find it profitable to do the same); pollution is simply additive and can be reversed (add or subtract one more in overgrazing); assumes perfect knowledge (ecological) of all outcomes; an invitation to corruption</text:p>
        </text:list-item>
        <text:list-item>
          <text:p text:style-name="P10">Ethyl Inc vs Canada – the Coase System in action! NAFTA entitles corps compensation for nationalization and prohibits domestic content <text:s/>and env rules; Canada could not ban MMT (methyl cyclopentadienyl manganese tricarbonyl) as gas additive; paid polluter; corps intimidate govts;</text:p>
        </text:list-item>
        <text:list-item>
          <text:p text:style-name="P10">fatal flaw in Coase and Pigou ---&gt; market pricing requires certainty of knowledge (of actions and their effects) but complexity of macroscopic systems defies prediction! Correct prices are impossible. <text:s/>But Willis says b/c of such uncertainty it is prices that will give the best road to sustainability (even if the pricing system caused the problem!)</text:p>
        </text:list-item>
        <text:list-item>
          <text:p text:style-name="P10">in Coase world exclusive property rights, zero transaction costs, perfect knowledge , markets and prices will curb all pollution</text:p>
        </text:list-item>
        <text:list-item>
          <text:p text:style-name="P10">The hierarchy of human wants is a given; economists never question whether this hierarchy should be modified (although advertisers certainly do!); wants are a function of community norms not some inherent biology (beyond the basic needs of water food shelter companionship) Eg potlatch cultures</text:p>
        </text:list-item>
        <text:list-item>
          <text:p text:style-name="P10">Pigou and Coase both firmly believe that markets and prices can fix environmental problems</text:p>
        </text:list-item>
        <text:list-item>
          <text:p text:style-name="P10">Robert Costanza et al apply price to all ecosystem services! $33 trillion/yr ---&gt; assume ecosystems are subsets of the economy; not the other way round. <text:s/>Costanza is fully consonant w/ neoclassic economists; natural capital are valuable assets</text:p>
        </text:list-item>
        <text:list-item>
          <text:p text:style-name="P10">A. Freeman ---&gt; b/c/ of externalities markets and prices cannot value the true social cost of natural capital nor guide it to its best use but does not foresake the market ( a la Pigou ) introduces shadow pricing (quantity of service over time); still must impute a price (w/ WTP and WTA and either revealed preference or stated preferences)</text:p>
        </text:list-item>
        <text:list-item>
          <text:p text:style-name="P10">Note ---&gt; individual preferences, regardless!, are relative to social (citizen) and biological (consumer) context</text:p>
        </text:list-item>
        <text:list-item>
          <text:p text:style-name="P10">Elites deny the existence of the public or common good; the subject matter of the citizenry</text:p>
        </text:list-item>
        <text:list-item>
          <text:p text:style-name="P10">Valuation of ecosystem services (in env economics) requires valuation by individuals instead of by the collective; assumes (and promotes) consumption of private goods and services</text:p>
        </text:list-item>
      </text:list>
      <text:p text:style-name="P5">Ecological Economics</text:p>
      <text:list text:style-name="L3">
        <text:list-item text:start-value="1">
          <text:p text:style-name="P10">Pricing as a sol'n to env problems is at best inadequate if not perverse; scale matters, not just efficiency; wealth distribution is paramount (endless growth always offers the carrot of riches to the poor; if amnts fixed, the slices must be distributed somehow)</text:p>
        </text:list-item>
        <text:list-item>
          <text:p text:style-name="P10">Fundamental shift in perspective from env econ---&gt; economy w/in the biosphere; not other way round</text:p>
        </text:list-item>
        <text:list-item>
          <text:p text:style-name="P10">Boulding ---&gt; we have a spaceman economy not the cowboy economy; cowboy economy (goodness <text:soft-page-break/>is high thruput and reckless behavior); spaceman economy (goodness is minimum thruput, maximize stock maintenance); </text:p>
        </text:list-item>
        <text:list-item>
          <text:p text:style-name="P10">Boulding introduced a) entropy into econ; b) suggested that replace “land-labor-capital” (the holy trinity of econ) w/ “info-matter-energy”; production is the realization of phenotypes from genotypes using energy; supports David Suziki's def of ecology as the study of the pathways by which matter-energy-info circulate; c) organic spp and human artefacts are BOTH ecosystem components (occupy niches, have predator-prey relations, undergo evolution by natural and un-natural selection)</text:p>
        </text:list-item>
        <text:list-item>
          <text:p text:style-name="P10">Georgescu-Roegen ---&gt; prices cannot solve problems, only reformulation of values; evaluated entropy in econ; entropy defines the arrow of time: neoclassic econ is like classical mechanics that allows unlimited reversibility of actions in time; including entropy in econ transforms econ from an equilibrium-based science to an evolutionary science (evaluating dissipative, open systems); a) entropy explains why things are valued (not priced) b/c they contain low entropy; b) b/c matter-energy fixed, the arrow of time transforms low entropy to high entropy (economic growth creates waste by def of an energy transformation); <text:s/>c) any production of nonvital needs means a lesser life for the future (b/c of energy limits and entropy), the best use of iron is to produce only plows not Rolls-Royces, only negative growth can save a world governed by entropy</text:p>
        </text:list-item>
        <text:list-item>
          <text:p text:style-name="P10">Daly ---&gt; proposed a steady-state economy in 1968! Main author.</text:p>
        </text:list-item>
        <text:list-item>
          <text:p text:style-name="P10">modern ecological economists ---&gt; distinction between phenotypic evolution (which moves to an equilibrium and thus can be described and predicted w/ conservative Hamiltonian equations) and genotypic evolution (governed by nonlinear evolution laws, no guaranteed equilibrium, feedbacks, sensitivity to initial conditions); main state variable in genotypic evolution of economy is shifting tastes and preferences (assumed to be a constant in neoclassic econ!)</text:p>
        </text:list-item>
        <text:list-item>
          <text:p text:style-name="P10">new language is needed to define relations between env and economy that reflect underpinnings of entropy and genotypic evolution.</text:p>
        </text:list-item>
        <text:list-item>
          <text:p text:style-name="P10">Lester Brown ---&gt; eco-economy requires phasing out the sunset industries and augmenting and creating new industries; a Copernican-level shift</text:p>
        </text:list-item>
        <text:list-item>
          <text:p text:style-name="P10">Milani ---&gt; green economy makes ecosystem regeneration <text:span text:style-name="T2">the means and the ends</text:span> of economic development </text:p>
        </text:list-item>
        <text:list-item>
          <text:p text:style-name="P10">money does not obey thermodynamics (can be created and destroyed at will)</text:p>
        </text:list-item>
        <text:list-item>
          <text:p text:style-name="P10">theory of relative economic advantage irrelevant w/ movement of global capital ---&gt; today, capital seeks absolute (not relative or comparative advantage) =&gt; deteriorization of some countries economies b/c of globalization</text:p>
        </text:list-item>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65in" fo:margin-bottom="0.8098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0-01T07:07:02</meta:creation-date>
    <dc:date>2011-11-04T06:27:13</dc:date>
    <meta:print-date>2011-10-02T19:19:50</meta:print-date>
    <meta:editing-cycles>48</meta:editing-cycles>
    <meta:editing-duration>PT21H54M4S</meta:editing-duration>
    <meta:user-defined meta:name="Info 1"/>
    <meta:user-defined meta:name="Info 2"/>
    <meta:user-defined meta:name="Info 3"/>
    <meta:user-defined meta:name="Info 4"/>
    <meta:document-statistic meta:table-count="0" meta:image-count="0" meta:object-count="0" meta:page-count="4" meta:paragraph-count="84" meta:word-count="1786" meta:character-count="11940"/>
  </office:meta>
</office:document-meta>
</file>